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</office:automatic-styles>
  <office:body>
    <office:text>
      <text:p text:style-name="P1"><text:span text:style-name="T1_1">Discussion</text:span><text:span text:style-name="T1_2">:</text:span></text:p>
      <text:p text:style-name="P2"><text:span text:style-name="T2_1">Report</text:span><text:span text:style-name="T2_2"><text:s/></text:span><text:span text:style-name="T2_3">on</text:span><text:span text:style-name="T2_4"><text:s/></text:span><text:span text:style-name="T2_5">dealings</text:span><text:span text:style-name="T2_6"><text:s/></text:span><text:span text:style-name="T2_7">with</text:span><text:span text:style-name="T2_8"><text:s/></text:span><text:span text:style-name="T2_9">Regents</text:span><text:span text:style-name="T2_10"><text:s/></text:span><text:span text:style-name="T2_11">bank</text:span><text:span text:style-name="T2_12">.</text:span></text:p>
      <text:p text:style-name="P3"><text:span text:style-name="T3_1">Report</text:span><text:span text:style-name="T3_2"><text:s/></text:span><text:span text:style-name="T3_3">on</text:span><text:span text:style-name="T3_4"><text:s/></text:span><text:span text:style-name="T3_5">visit</text:span><text:span text:style-name="T3_6"><text:s/></text:span><text:span text:style-name="T3_7">to</text:span><text:span text:style-name="T3_8"><text:s/></text:span><text:span text:style-name="T3_9">Bio</text:span><text:span text:style-name="T3_10">,<text:s/></text:span><text:span text:style-name="T3_11">Tech</text:span><text:span text:style-name="T3_12">,<text:s/></text:span><text:span text:style-name="T3_13">and</text:span><text:span text:style-name="T3_14"><text:s/></text:span><text:span text:style-name="T3_15">Beyond</text:span><text:span text:style-name="T3_16">.</text:span></text:p>
      <text:p text:style-name="P4"><text:span text:style-name="T4_1">Report</text:span><text:span text:style-name="T4_2"><text:s/></text:span><text:span text:style-name="T4_3">on</text:span><text:span text:style-name="T4_4"><text:s/></text:span><text:span text:style-name="T4_5">indysci</text:span><text:span text:style-name="T4_6"><text:s/></text:span><text:span text:style-name="T4_7">timeline</text:span><text:span text:style-name="T4_8"><text:s/></text:span><text:span text:style-name="T4_9">moving</text:span><text:span text:style-name="T4_10"><text:s/></text:span><text:span text:style-name="T4_11">forward</text:span><text:span text:style-name="T4_12">.</text:span></text:p>
      <text:p text:style-name="P5"/>
      <text:p text:style-name="P6"><text:span text:style-name="T6_1">Questions</text:span><text:span text:style-name="T6_2">:</text:span></text:p>
      <text:p text:style-name="P7"><text:span text:style-name="T7_1">Web</text:span><text:span text:style-name="T7_2"><text:s/></text:span><text:span text:style-name="T7_3">Designer</text:span><text:span text:style-name="T7_4">?</text:span></text:p>
      <text:p text:style-name="P8"><text:span text:style-name="T8_1">Pitch</text:span><text:span text:style-name="T8_2"><text:s/></text:span><text:span text:style-name="T8_3">Video</text:span><text:span text:style-name="T8_4"><text:s/></text:span><text:span text:style-name="T8_5">producer</text:span><text:span text:style-name="T8_6">/</text:span><text:span text:style-name="T8_7">budget</text:span><text:span text:style-name="T8_8">?</text:span></text:p>
      <text:p text:style-name="P9"/>
      <text:p text:style-name="P10"><text:span text:style-name="T10_1">Action</text:span><text:span text:style-name="T10_2"><text:s/></text:span><text:span text:style-name="T10_3">items</text:span><text:span text:style-name="T10_4">:</text:span></text:p>
      <text:p text:style-name="P11"><text:span text:style-name="T11_1">Approve</text:span><text:span text:style-name="T11_2"><text:s/></text:span><text:span text:style-name="T11_3">donor</text:span><text:span text:style-name="T11_4"><text:s/></text:span><text:span text:style-name="T11_5">policy</text:span><text:span text:style-name="T11_6">,<text:s/></text:span><text:span text:style-name="T11_7">conflict</text:span><text:span text:style-name="T11_8"><text:s/></text:span><text:span text:style-name="T11_9">policy</text:span><text:span text:style-name="T11_10">,<text:s/></text:span><text:span text:style-name="T11_11">compensation</text:span><text:span text:style-name="T11_12"><text:s/></text:span><text:span text:style-name="T11_13">policy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